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text-align="start" style:justify-single-word="false"/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fo:language="en" fo:country="US" style:font-name-asian="Times New Roman1" style:font-name-complex="Times New Roman1"/>
    </style:style>
    <style:style style:name="T4" style:family="text">
      <style:text-properties style:font-name="Times New Roman" fo:language="ru" fo:country="RU"/>
    </style:style>
    <style:style style:name="T5" style:family="text">
      <style:text-properties style:font-name="Times New Roman" fo:language="ru" fo:country="RU" fo:font-weight="normal" style:font-weight-asian="normal" style:font-weight-complex="normal"/>
    </style:style>
    <style:style style:name="T6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" fo:language="ru" fo:country="RU" fo:font-weight="bold" style:font-weight-asian="bold" style:font-weight-complex="bold"/>
    </style:style>
    <style:style style:name="T8" style:family="text">
      <style:text-properties style:font-name="Times New Roman" fo:language="ru" fo:country="RU" style:font-name-asian="Times New Roman1" style:font-name-complex="Times New Roman1"/>
    </style:style>
    <style:style style:name="T9" style:family="text">
      <style:text-properties style:font-name="Times New Roman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fo:language="ru" fo:country="RU" style:font-name-asian="Times New Roman1" style:font-name-complex="Times New Roman1"/>
    </style:style>
    <style:style style:name="T13" style:family="text">
      <style:text-properties fo:language="ru" fo:country="RU" fo:font-style="italic" style:font-name-asian="Times New Roman1" style:font-style-asian="italic" style:font-name-complex="Times New Roman1" style:font-style-complex="italic"/>
    </style:style>
    <style:style style:name="T14" style:family="text">
      <style:text-properties fo:language="en" fo:country="US" style:font-name-asian="Times New Roman1" style:font-name-complex="Times New Roman1"/>
    </style:style>
    <style:style style:name="T15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6" style:family="text">
      <style:text-properties style:font-name-asian="Times New Roman1" style:font-name-complex="Times New Roman1"/>
    </style:style>
    <style:style style:name="T17" style:family="text">
      <style:text-properties fo:font-weight="bold" style:font-name-asian="Times New Roman1" style:font-weight-asian="bold" style:font-name-complex="Times New Roman1" style:font-weight-complex="bold"/>
    </style:style>
    <style:style style:name="T18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9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9cm" svg:height="0.87cm" draw:z-index="0"><draw:image xlink:href="../../odt/images/0026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Делител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 C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6cm" svg:height="1.3cm" draw:z-index="0"><draw:image xlink:href="../../odt/images/002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6">Блок </text:span><text:span text:style-name="T17">векторизован</text:span><text:span text:style-name="T18">, реализует деление входных сигналов блока (при </text:span><text:span text:style-name="T19">скалярных</text:span><text:span text:style-name="T18"> сигналах на входе):</text:span></text:p>
            <text:p text:style-name="P4"><text:span text:style-name="T18"><draw:frame draw:style-name="fr3" draw:name="Объект1" text:anchor-type="as-char" svg:width="2.575cm" svg:height="1.312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8">,</text:span></text:p>
            <text:p text:style-name="Text_20_body"><text:span text:style-name="T16">где </text:span><text:span text:style-name="T16"><draw:frame draw:style-name="fr3" draw:name="Object5" text:anchor-type="as-char" svg:width="1.087cm" svg:height="0.564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6">–</text:span><text:span text:style-name="T14"> </text:span><text:span text:style-name="T12">выходной </text:span><text:span text:style-name="T13">скалярный</text:span><text:span text:style-name="T12"> сигнал блока;</text:span><text:span text:style-name="T11"><draw:frame draw:style-name="fr3" draw:name="Объект2" text:anchor-type="as-char" svg:width="2.693cm" svg:height="0.621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1"> –</text:span><text:span text:style-name="T15"> </text:span><text:span text:style-name="T11">входные сигналы; </text:span><text:span text:style-name="T18">или </text:span>поэлементное<text:span text:style-name="T18"> деление входных величин блока (при </text:span><text:span text:style-name="T19">векторных</text:span><text:span text:style-name="T18"> сигналах на входе):</text:span></text:p>
            <text:p text:style-name="P4"><text:span text:style-name="T16"><draw:frame draw:style-name="fr3" draw:name="Object1" text:anchor-type="as-char" svg:width="4.821cm" svg:height="1.312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6">,</text:span></text:p>
            <text:p text:style-name="Text_20_body"><text:span text:style-name="T16">где </text:span><text:span text:style-name="T16"><draw:frame draw:style-name="fr3" draw:name="Объект6" text:anchor-type="as-char" svg:width="1.182cm" svg:height="0.621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6">–</text:span><text:span text:style-name="T14"> i-</text:span><text:span text:style-name="T12">ый элемент выходного </text:span><text:span text:style-name="T13">векторного</text:span><text:span text:style-name="T12"> сигнала блока</text:span><text:span text:style-name="T12"><draw:frame draw:style-name="fr3" draw:name="Объект7" text:anchor-type="as-char" svg:width="1.087cm" svg:height="0.564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2">;</text:span></text:p>
            <text:p text:style-name="Text_20_body"><text:span text:style-name="T8"><draw:frame draw:style-name="fr3" draw:name="Объект3" text:anchor-type="as-char" svg:width="1.401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8">, </text:span><text:span text:style-name="T8"><draw:frame draw:style-name="fr3" draw:name="Объект4" text:anchor-type="as-char" svg:width="1.408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8">–</text:span><text:span text:style-name="T3"> i-</text:span><text:span text:style-name="T8">ые элементы первого и второго входных сигналов</text:span><text:span text:style-name="T8"><draw:frame draw:style-name="fr3" draw:name="Объект8" text:anchor-type="as-char" svg:width="2.693cm" svg:height="0.621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8">,</text:span><text:span text:style-name="T8"><draw:frame draw:style-name="fr3" draw:name="Объект5" text:anchor-type="as-char" svg:width="1.131cm" svg:height="0.549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">– </text:span><text:span text:style-name="T8">размерность входов и выхода</text:span><text:span text:style-name="T6">.</text:span></text:p>
            <text:p text:style-name="Text_20_body"><text:span text:style-name="T1">Обязательное условие: </text:span><text:span text:style-name="T1"><draw:frame draw:style-name="fr3" draw:name="Object3" text:anchor-type="as-char" svg:width="2.064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9">.</text:span></text:p>
            <text:p text:style-name="Text_20_body"><text:span text:style-name="T7">Свойства</text:span><text:span text:style-name="T2">: </text:span><text:span text:style-name="T5">для работы блока свойства задавать не требуется.</text:span></text:p>
            <text:p text:style-name="P6"><text:span text:style-name="T4">Примечания</text:span><text:span text:style-name="T5">:</text:span></text:p>
            <text:list xml:id="list4903530849762276735" text:style-name="L1">
              <text:list-item>
                <text:p text:style-name="P7"><text:span text:style-name="T10">Размерность выходного сигнала всегда равна размерности входных сигналов. Блок </text:span>формирует <text:span text:style-name="T20">скалярный</text:span> выходной сигнал при <text:span text:style-name="T20">скалярных</text:span> входных сигналах. <text:span text:style-name="T10">Е</text:span>сли входные сигналы <text:span text:style-name="T20">векторные</text:span>, то их размерности должны совпадать.</text:p>
              </text:list-item>
              <text:list-item>
                <text:p text:style-name="P8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елитель</dc:title>
    <dc:date>2012-03-30T20:15:26.88</dc:date>
    <meta:generator>OpenOffice_Beta/4.1.0$Win32 OpenOffice.org_project/410m14$Build-9760</meta:generator>
    <meta:editing-duration>PT2H54M40S</meta:editing-duration>
    <meta:editing-cycles>52</meta:editing-cycles>
    <meta:document-statistic meta:table-count="1" meta:image-count="2" meta:object-count="11" meta:page-count="1" meta:paragraph-count="17" meta:word-count="122" meta:character-count="829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frac>
          <mrow>
            <msub>
              <mi>u</mi>
              <mrow>
                <mn>1,</mn>
                <mi>i</mi>
              </mrow>
            </msub>
            <mrow>
              <mo stretchy="false">(</mo>
              <mrow>
                <mi>t</mi>
              </mrow>
              <mo stretchy="false">)</mo>
            </mrow>
          </mrow>
          <mrow>
            <msub>
              <mi>u</mi>
              <mrow>
                <mn>2,</mn>
                <mi>i</mi>
              </mrow>
            </msub>
            <mrow>
              <mo stretchy="false">(</mo>
              <mrow>
                <mi>t</mi>
              </mrow>
              <mo stretchy="false">)</mo>
            </mrow>
          </mrow>
        </mfrac>
      </mrow>
      <mi>,</mi>
      <mi/>
      <mrow>
        <mi>i</mi>
        <mo stretchy="false">=</mo>
        <mn>1...n</mn>
      </mrow>
    </mrow>
    <annotation encoding="StarMath 5.0">y_i(t) = {u_{1,i}(t)} over {u_{2,i}(t)} , ~ i =1...n</annotation>
  </semantics>
</math>
</file>

<file path=Object 10/content.xml><?xml version="1.0" encoding="utf-8"?>
<math xmlns="http://www.w3.org/1998/Math/MathML">
  <semantics>
    <mrow>
      <mover accent="true">
        <msub>
          <mrow>
            <mi>u</mi>
          </mrow>
          <mn>1</mn>
        </msub>
        <mo stretchy="false">⃗</mo>
      </mover>
      <mrow>
        <mo stretchy="false">(</mo>
        <mrow>
          <mi>t</mi>
        </mrow>
        <mo stretchy="false">)</mo>
      </mrow>
      <mi>,</mi>
      <mi/>
      <mover accent="true">
        <msub>
          <mrow>
            <mi>u</mi>
          </mrow>
          <mn>2</mn>
        </msub>
        <mo stretchy="false">⃗</mo>
      </mover>
      <mrow>
        <mo stretchy="false">(</mo>
        <mrow>
          <mi>t</mi>
        </mrow>
        <mo stretchy="false">)</mo>
      </mrow>
    </mrow>
    <annotation encoding="StarMath 5.0">vec{u}_1(t),~vec{u}_2(t)</annotation>
  </semantics>
</math>
</file>

<file path=Object 11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2/content.xml><?xml version="1.0" encoding="utf-8"?>
<math xmlns="http://www.w3.org/1998/Math/MathML">
  <semantics>
    <mrow>
      <mrow>
        <mi>n</mi>
        <mo stretchy="false">&gt;</mo>
        <mn>1</mn>
      </mrow>
    </mrow>
    <annotation encoding="StarMath 5.0">n&gt;1</annotation>
  </semantics>
</math>
</file>

<file path=Object 3/content.xml><?xml version="1.0" encoding="utf-8"?>
<math xmlns="http://www.w3.org/1998/Math/MathML">
  <semantics>
    <mrow>
      <msub>
        <mi>u</mi>
        <mrow>
          <mn>2,</mn>
          <mi>i</mi>
        </mrow>
      </msub>
      <mrow>
        <mrow>
          <mo stretchy="false">(</mo>
          <mrow>
            <mi>t</mi>
          </mrow>
          <mo stretchy="false">)</mo>
        </mrow>
        <mo stretchy="false">≠</mo>
        <mn>0</mn>
      </mrow>
    </mrow>
    <annotation encoding="StarMath 5.0">u_{2,i}(t) &lt;&gt; 0</annotation>
  </semantics>
</math>
</file>

<file path=Object 4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</mrow>
    <annotation encoding="StarMath 5.0">u_{1,i}(t)</annotation>
  </semantics>
</math>
</file>

<file path=Object 5/content.xml><?xml version="1.0" encoding="utf-8"?>
<math xmlns="http://www.w3.org/1998/Math/MathML">
  <semantics>
    <mrow>
      <msub>
        <mi>u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u_{2,i}(t)</annotation>
  </semantics>
</math>
</file>

<file path=Object 6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rac>
          <mrow>
            <msub>
              <mi>u</mi>
              <mrow>
                <mn>1</mn>
              </mrow>
            </msub>
            <mrow>
              <mo stretchy="false">(</mo>
              <mrow>
                <mi>t</mi>
              </mrow>
              <mo stretchy="false">)</mo>
            </mrow>
          </mrow>
          <mrow>
            <msub>
              <mi>u</mi>
              <mrow>
                <mn>2</mn>
              </mrow>
            </msub>
            <mrow>
              <mo stretchy="false">(</mo>
              <mrow>
                <mi>t</mi>
              </mrow>
              <mo stretchy="false">)</mo>
            </mrow>
          </mrow>
        </mfrac>
      </mrow>
    </mrow>
    <annotation encoding="StarMath 5.0">y(t) = {u_{1}(t)} over {u_{2}(t)}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sub>
        <mi>u</mi>
        <mrow>
          <mn>1</mn>
        </mrow>
      </msub>
      <mrow>
        <mo stretchy="false">(</mo>
        <mrow>
          <mi>t</mi>
        </mrow>
        <mo stretchy="false">)</mo>
      </mrow>
      <mi>,</mi>
      <mi/>
      <msub>
        <mi>u</mi>
        <mrow>
          <mn>2</mn>
        </mrow>
      </msub>
      <mrow>
        <mo stretchy="false">(</mo>
        <mrow>
          <mi>t</mi>
        </mrow>
        <mo stretchy="false">)</mo>
      </mrow>
    </mrow>
    <annotation encoding="StarMath 5.0">u_{1}(t) , ~ u_{2}(t)</annotation>
  </semantics>
</math>
</file>

<file path=Object 9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